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municación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6375" table:default-cell-style-name="ce16"/>
        <table:table-row table:style-name="ro1">
          <table:table-cell table:style-name="ce2"/>
          <table:table-cell office:value-type="string" table:style-name="ce14">
            <text:p>Dosis entregadas Pfizer (1)</text:p>
          </table:table-cell>
          <table:table-cell office:value-type="string" table:style-name="ce14">
            <text:p>Dosis entregadas Moderna (1)</text:p>
          </table:table-cell>
          <table:table-cell office:value-type="string" table:style-name="ce14">
            <text:p>Dosis entregadas AstraZeneca (1)</text:p>
          </table:table-cell>
          <table:table-cell office:value-type="string" table:style-name="ce14">
            <text:p>Total Dosis entregadas (1)</text:p>
          </table:table-cell>
          <table:table-cell office:value-type="string" table:style-name="ce14">
            <text:p>Dosis administradas (2)</text:p>
          </table:table-cell>
          <table:table-cell office:value-type="string" table:style-name="ce15">
            <text:p>% sobre entregadas</text:p>
          </table:table-cell>
          <table:table-cell office:value-type="string" table:style-name="ce15">
            <text:p>Nº Personas vacunadas</text:p>
            <text:p>(pauta completada)</text:p>
          </table:table-cell>
          <table:table-cell office:value-type="string" table:style-name="ce15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739530" table:style-name="ce17">
            <text:p>739.530</text:p>
          </table:table-cell>
          <table:table-cell office:value-type="float" office:value="73300" table:style-name="ce18">
            <text:p>73.300</text:p>
          </table:table-cell>
          <table:table-cell office:value-type="float" office:value="208600" table:style-name="ce18">
            <text:p>208.600</text:p>
          </table:table-cell>
          <table:table-cell office:value-type="float" office:value="1021430" table:style-name="ce19">
            <text:p>1.021.430</text:p>
          </table:table-cell>
          <table:table-cell office:value-type="float" office:value="933763" table:style-name="ce19">
            <text:p>933.763</text:p>
          </table:table-cell>
          <table:table-cell office:value-type="percentage" office:value="0.91417228787092608" table:style-name="ce20">
            <text:p>91,4%</text:p>
          </table:table-cell>
          <table:table-cell office:value-type="float" office:value="255704" table:style-name="ce17">
            <text:p>255.704</text:p>
          </table:table-cell>
          <table:table-cell office:value-type="date" office:date-value="2021-03-07T00:00:00" table:style-name="ce21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30185" table:style-name="ce22">
            <text:p>130.185</text:p>
          </table:table-cell>
          <table:table-cell office:value-type="float" office:value="12600" table:style-name="ce23">
            <text:p>12.600</text:p>
          </table:table-cell>
          <table:table-cell office:value-type="float" office:value="32700" table:style-name="ce23">
            <text:p>32.700</text:p>
          </table:table-cell>
          <table:table-cell office:value-type="float" office:value="175485" table:style-name="ce24">
            <text:p>175.485</text:p>
          </table:table-cell>
          <table:table-cell office:value-type="float" office:value="153194" table:style-name="ce24">
            <text:p>153.194</text:p>
          </table:table-cell>
          <table:table-cell office:value-type="percentage" office:value="0.87297489813944207" table:style-name="ce25">
            <text:p>87,3%</text:p>
          </table:table-cell>
          <table:table-cell office:value-type="float" office:value="50190" table:style-name="ce22">
            <text:p>50.190</text:p>
          </table:table-cell>
          <table:table-cell office:value-type="date" office:date-value="2021-03-06T00:00:00" table:style-name="ce26">
            <text:p>06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28435" table:style-name="ce22">
            <text:p>128.435</text:p>
          </table:table-cell>
          <table:table-cell office:value-type="float" office:value="12700" table:style-name="ce23">
            <text:p>12.700</text:p>
          </table:table-cell>
          <table:table-cell office:value-type="float" office:value="25200" table:style-name="ce23">
            <text:p>25.200</text:p>
          </table:table-cell>
          <table:table-cell office:value-type="float" office:value="166335" table:style-name="ce24">
            <text:p>166.335</text:p>
          </table:table-cell>
          <table:table-cell office:value-type="float" office:value="133011" table:style-name="ce24">
            <text:p>133.011</text:p>
          </table:table-cell>
          <table:table-cell office:value-type="percentage" office:value="0.79965731806294527" table:style-name="ce25">
            <text:p>80,0%</text:p>
          </table:table-cell>
          <table:table-cell office:value-type="float" office:value="44596" table:style-name="ce22">
            <text:p>44.596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65880" table:style-name="ce22">
            <text:p>65.880</text:p>
          </table:table-cell>
          <table:table-cell office:value-type="float" office:value="6500" table:style-name="ce23">
            <text:p>6.500</text:p>
          </table:table-cell>
          <table:table-cell office:value-type="float" office:value="28800" table:style-name="ce23">
            <text:p>28.800</text:p>
          </table:table-cell>
          <table:table-cell office:value-type="float" office:value="101180" table:style-name="ce24">
            <text:p>101.180</text:p>
          </table:table-cell>
          <table:table-cell office:value-type="float" office:value="84205" table:style-name="ce24">
            <text:p>84.205</text:p>
          </table:table-cell>
          <table:table-cell office:value-type="percentage" office:value="0.83222968966198851" table:style-name="ce25">
            <text:p>83,2%</text:p>
          </table:table-cell>
          <table:table-cell office:value-type="float" office:value="24425" table:style-name="ce22">
            <text:p>24.425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48560" table:style-name="ce22">
            <text:p>148.560</text:p>
          </table:table-cell>
          <table:table-cell office:value-type="float" office:value="14300" table:style-name="ce23">
            <text:p>14.300</text:p>
          </table:table-cell>
          <table:table-cell office:value-type="float" office:value="53700" table:style-name="ce23">
            <text:p>53.700</text:p>
          </table:table-cell>
          <table:table-cell office:value-type="float" office:value="216560" table:style-name="ce24">
            <text:p>216.560</text:p>
          </table:table-cell>
          <table:table-cell office:value-type="float" office:value="175271" table:style-name="ce24">
            <text:p>175.271</text:p>
          </table:table-cell>
          <table:table-cell office:value-type="percentage" office:value="0.80934152198005171" table:style-name="ce25">
            <text:p>80,9%</text:p>
          </table:table-cell>
          <table:table-cell office:value-type="float" office:value="54926" table:style-name="ce22">
            <text:p>54.926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62745" table:style-name="ce22">
            <text:p>62.745</text:p>
          </table:table-cell>
          <table:table-cell office:value-type="float" office:value="5900" table:style-name="ce23">
            <text:p>5.900</text:p>
          </table:table-cell>
          <table:table-cell office:value-type="float" office:value="14300" table:style-name="ce23">
            <text:p>14.300</text:p>
          </table:table-cell>
          <table:table-cell office:value-type="float" office:value="82945" table:style-name="ce24">
            <text:p>82.945</text:p>
          </table:table-cell>
          <table:table-cell office:value-type="float" office:value="68014" table:style-name="ce24">
            <text:p>68.014</text:p>
          </table:table-cell>
          <table:table-cell office:value-type="percentage" office:value="0.81998914943637347" table:style-name="ce25">
            <text:p>82,0%</text:p>
          </table:table-cell>
          <table:table-cell office:value-type="float" office:value="21002" table:style-name="ce22">
            <text:p>21.002</text:p>
          </table:table-cell>
          <table:table-cell office:value-type="date" office:date-value="2021-03-05T00:00:00" table:style-name="ce26">
            <text:p>05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85195" table:style-name="ce22">
            <text:p>285.195</text:p>
          </table:table-cell>
          <table:table-cell office:value-type="float" office:value="27300" table:style-name="ce23">
            <text:p>27.300</text:p>
          </table:table-cell>
          <table:table-cell office:value-type="float" office:value="59000" table:style-name="ce23">
            <text:p>59.000</text:p>
          </table:table-cell>
          <table:table-cell office:value-type="float" office:value="371495" table:style-name="ce24">
            <text:p>371.495</text:p>
          </table:table-cell>
          <table:table-cell office:value-type="float" office:value="306277" table:style-name="ce24">
            <text:p>306.277</text:p>
          </table:table-cell>
          <table:table-cell office:value-type="percentage" office:value="0.82444447435362522" table:style-name="ce25">
            <text:p>82,4%</text:p>
          </table:table-cell>
          <table:table-cell office:value-type="float" office:value="99651" table:style-name="ce22">
            <text:p>99.651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190575" table:style-name="ce22">
            <text:p>190.575</text:p>
          </table:table-cell>
          <table:table-cell office:value-type="float" office:value="18600" table:style-name="ce23">
            <text:p>18.600</text:p>
          </table:table-cell>
          <table:table-cell office:value-type="float" office:value="50400" table:style-name="ce23">
            <text:p>50.400</text:p>
          </table:table-cell>
          <table:table-cell office:value-type="float" office:value="259575" table:style-name="ce24">
            <text:p>259.575</text:p>
          </table:table-cell>
          <table:table-cell office:value-type="float" office:value="201466" table:style-name="ce24">
            <text:p>201.466</text:p>
          </table:table-cell>
          <table:table-cell office:value-type="percentage" office:value="0.77613791775016849" table:style-name="ce25">
            <text:p>77,6%</text:p>
          </table:table-cell>
          <table:table-cell office:value-type="float" office:value="72611" table:style-name="ce22">
            <text:p>72.611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651140" table:style-name="ce22">
            <text:p>651.140</text:p>
          </table:table-cell>
          <table:table-cell office:value-type="float" office:value="63400" table:style-name="ce23">
            <text:p>63.400</text:p>
          </table:table-cell>
          <table:table-cell office:value-type="float" office:value="191900" table:style-name="ce23">
            <text:p>191.900</text:p>
          </table:table-cell>
          <table:table-cell office:value-type="float" office:value="906440" table:style-name="ce24">
            <text:p>906.440</text:p>
          </table:table-cell>
          <table:table-cell office:value-type="float" office:value="774027" table:style-name="ce24">
            <text:p>774.027</text:p>
          </table:table-cell>
          <table:table-cell office:value-type="percentage" office:value="0.85391972993248311" table:style-name="ce25">
            <text:p>85,4%</text:p>
          </table:table-cell>
          <table:table-cell office:value-type="float" office:value="202956" table:style-name="ce22">
            <text:p>202.956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340660" table:style-name="ce22">
            <text:p>340.660</text:p>
          </table:table-cell>
          <table:table-cell office:value-type="float" office:value="31700" table:style-name="ce23">
            <text:p>31.700</text:p>
          </table:table-cell>
          <table:table-cell office:value-type="float" office:value="124700" table:style-name="ce23">
            <text:p>124.700</text:p>
          </table:table-cell>
          <table:table-cell office:value-type="float" office:value="497060" table:style-name="ce24">
            <text:p>497.060</text:p>
          </table:table-cell>
          <table:table-cell office:value-type="float" office:value="394021" table:style-name="ce24">
            <text:p>394.021</text:p>
          </table:table-cell>
          <table:table-cell office:value-type="percentage" office:value="0.79270309419385987" table:style-name="ce25">
            <text:p>79,3%</text:p>
          </table:table-cell>
          <table:table-cell office:value-type="float" office:value="113077" table:style-name="ce22">
            <text:p>113.077</text:p>
          </table:table-cell>
          <table:table-cell office:value-type="date" office:date-value="2021-03-04T00:00:00" table:style-name="ce26">
            <text:p>04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15325" table:style-name="ce22">
            <text:p>115.325</text:p>
          </table:table-cell>
          <table:table-cell office:value-type="float" office:value="10900" table:style-name="ce23">
            <text:p>10.900</text:p>
          </table:table-cell>
          <table:table-cell office:value-type="float" office:value="26200" table:style-name="ce23">
            <text:p>26.200</text:p>
          </table:table-cell>
          <table:table-cell office:value-type="float" office:value="152425" table:style-name="ce24">
            <text:p>152.425</text:p>
          </table:table-cell>
          <table:table-cell office:value-type="float" office:value="129802" table:style-name="ce24">
            <text:p>129.802</text:p>
          </table:table-cell>
          <table:table-cell office:value-type="percentage" office:value="0.85157946531080864" table:style-name="ce25">
            <text:p>85,2%</text:p>
          </table:table-cell>
          <table:table-cell office:value-type="float" office:value="45432" table:style-name="ce22">
            <text:p>45.432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222415" table:style-name="ce22">
            <text:p>222.415</text:p>
          </table:table-cell>
          <table:table-cell office:value-type="float" office:value="19900" table:style-name="ce23">
            <text:p>19.900</text:p>
          </table:table-cell>
          <table:table-cell office:value-type="float" office:value="66700" table:style-name="ce23">
            <text:p>66.700</text:p>
          </table:table-cell>
          <table:table-cell office:value-type="float" office:value="309015" table:style-name="ce24">
            <text:p>309.015</text:p>
          </table:table-cell>
          <table:table-cell office:value-type="float" office:value="270942" table:style-name="ce24">
            <text:p>270.942</text:p>
          </table:table-cell>
          <table:table-cell office:value-type="percentage" office:value="0.87679238871899423" table:style-name="ce25">
            <text:p>87,7%</text:p>
          </table:table-cell>
          <table:table-cell office:value-type="float" office:value="75257" table:style-name="ce22">
            <text:p>75.257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31655" table:style-name="ce22">
            <text:p>31.655</text:p>
          </table:table-cell>
          <table:table-cell office:value-type="float" office:value="2700" table:style-name="ce23">
            <text:p>2.700</text:p>
          </table:table-cell>
          <table:table-cell office:value-type="float" office:value="7800" table:style-name="ce23">
            <text:p>7.800</text:p>
          </table:table-cell>
          <table:table-cell office:value-type="float" office:value="42155" table:style-name="ce24">
            <text:p>42.155</text:p>
          </table:table-cell>
          <table:table-cell office:value-type="float" office:value="34780" table:style-name="ce24">
            <text:p>34.780</text:p>
          </table:table-cell>
          <table:table-cell office:value-type="percentage" office:value="0.82505040920412764" table:style-name="ce25">
            <text:p>82,5%</text:p>
          </table:table-cell>
          <table:table-cell office:value-type="float" office:value="10988" table:style-name="ce22">
            <text:p>10.988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529935" table:style-name="ce22">
            <text:p>529.935</text:p>
          </table:table-cell>
          <table:table-cell office:value-type="float" office:value="51300" table:style-name="ce23">
            <text:p>51.300</text:p>
          </table:table-cell>
          <table:table-cell office:value-type="float" office:value="167200" table:style-name="ce23">
            <text:p>167.200</text:p>
          </table:table-cell>
          <table:table-cell office:value-type="float" office:value="748435" table:style-name="ce24">
            <text:p>748.435</text:p>
          </table:table-cell>
          <table:table-cell office:value-type="float" office:value="643424" table:style-name="ce24">
            <text:p>643.424</text:p>
          </table:table-cell>
          <table:table-cell office:value-type="percentage" office:value="0.85969255847201165" table:style-name="ce25">
            <text:p>86,0%</text:p>
          </table:table-cell>
          <table:table-cell office:value-type="float" office:value="179265" table:style-name="ce22">
            <text:p>179.265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34105" table:style-name="ce22">
            <text:p>134.105</text:p>
          </table:table-cell>
          <table:table-cell office:value-type="float" office:value="13400" table:style-name="ce23">
            <text:p>13.400</text:p>
          </table:table-cell>
          <table:table-cell office:value-type="float" office:value="37200" table:style-name="ce23">
            <text:p>37.200</text:p>
          </table:table-cell>
          <table:table-cell office:value-type="float" office:value="184705" table:style-name="ce24">
            <text:p>184.705</text:p>
          </table:table-cell>
          <table:table-cell office:value-type="float" office:value="147188" table:style-name="ce24">
            <text:p>147.188</text:p>
          </table:table-cell>
          <table:table-cell office:value-type="percentage" office:value="0.79688151376519312" table:style-name="ce25">
            <text:p>79,7%</text:p>
          </table:table-cell>
          <table:table-cell office:value-type="float" office:value="51349" table:style-name="ce22">
            <text:p>51.349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62745" table:style-name="ce22">
            <text:p>62.745</text:p>
          </table:table-cell>
          <table:table-cell office:value-type="float" office:value="5900" table:style-name="ce23">
            <text:p>5.900</text:p>
          </table:table-cell>
          <table:table-cell office:value-type="float" office:value="16200" table:style-name="ce23">
            <text:p>16.200</text:p>
          </table:table-cell>
          <table:table-cell office:value-type="float" office:value="84845" table:style-name="ce24">
            <text:p>84.845</text:p>
          </table:table-cell>
          <table:table-cell office:value-type="float" office:value="73784" table:style-name="ce24">
            <text:p>73.784</text:p>
          </table:table-cell>
          <table:table-cell office:value-type="percentage" office:value="0.86963285992103245" table:style-name="ce25">
            <text:p>87,0%</text:p>
          </table:table-cell>
          <table:table-cell office:value-type="float" office:value="24241" table:style-name="ce22">
            <text:p>24.241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177660" table:style-name="ce22">
            <text:p>177.660</text:p>
          </table:table-cell>
          <table:table-cell office:value-type="float" office:value="16000" table:style-name="ce23">
            <text:p>16.000</text:p>
          </table:table-cell>
          <table:table-cell office:value-type="float" office:value="54800" table:style-name="ce23">
            <text:p>54.800</text:p>
          </table:table-cell>
          <table:table-cell office:value-type="float" office:value="248460" table:style-name="ce24">
            <text:p>248.460</text:p>
          </table:table-cell>
          <table:table-cell office:value-type="float" office:value="175424" table:style-name="ce24">
            <text:p>175.424</text:p>
          </table:table-cell>
          <table:table-cell office:value-type="percentage" office:value="0.70604523867020852" table:style-name="ce25">
            <text:p>70,6%</text:p>
          </table:table-cell>
          <table:table-cell office:value-type="float" office:value="54348" table:style-name="ce22">
            <text:p>54.348</text:p>
          </table:table-cell>
          <table:table-cell office:value-type="date" office:date-value="2021-03-07T00:00:00" table:style-name="ce26">
            <text:p>0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5490" table:style-name="ce22">
            <text:p>5.490</text:p>
          </table:table-cell>
          <table:table-cell office:value-type="float" office:value="600" table:style-name="ce23">
            <text:p>600</text:p>
          </table:table-cell>
          <table:table-cell office:value-type="float" office:value="2200" table:style-name="ce23">
            <text:p>2.200</text:p>
          </table:table-cell>
          <table:table-cell office:value-type="float" office:value="8290" table:style-name="ce24">
            <text:p>8.290</text:p>
          </table:table-cell>
          <table:table-cell office:value-type="float" office:value="7634" table:style-name="ce24">
            <text:p>7.634</text:p>
          </table:table-cell>
          <table:table-cell office:value-type="percentage" office:value="0.92086851628468036" table:style-name="ce25">
            <text:p>92,1%</text:p>
          </table:table-cell>
          <table:table-cell office:value-type="float" office:value="1818" table:style-name="ce22">
            <text:p>1.818</text:p>
          </table:table-cell>
          <table:table-cell office:value-type="date" office:date-value="2021-03-05T00:00:00" table:style-name="ce26">
            <text:p>05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4320" table:style-name="ce22">
            <text:p>4.320</text:p>
          </table:table-cell>
          <table:table-cell office:value-type="float" office:value="600" table:style-name="ce23">
            <text:p>600</text:p>
          </table:table-cell>
          <table:table-cell office:value-type="float" office:value="2200" table:style-name="ce23">
            <text:p>2.200</text:p>
          </table:table-cell>
          <table:table-cell office:value-type="float" office:value="7120" table:style-name="ce24">
            <text:p>7.120</text:p>
          </table:table-cell>
          <table:table-cell office:value-type="float" office:value="5964" table:style-name="ce24">
            <text:p>5.964</text:p>
          </table:table-cell>
          <table:table-cell office:value-type="percentage" office:value="0.83764044943820226" table:style-name="ce25">
            <text:p>83,8%</text:p>
          </table:table-cell>
          <table:table-cell office:value-type="float" office:value="1652" table:style-name="ce22">
            <text:p>1.652</text:p>
          </table:table-cell>
          <table:table-cell office:value-type="date" office:date-value="2021-03-06T00:00:00" table:style-name="ce27">
            <text:p>06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tales</text:p>
          </table:table-cell>
          <table:table-cell office:value-type="float" office:value="4026555" table:style-name="ce28">
            <text:p>4.026.555</text:p>
          </table:table-cell>
          <table:table-cell office:value-type="float" office:value="387600" table:style-name="ce29">
            <text:p>387.600</text:p>
          </table:table-cell>
          <table:table-cell office:value-type="float" office:value="1169800" table:style-name="ce30">
            <text:p>1.169.800</text:p>
          </table:table-cell>
          <table:table-cell office:value-type="float" office:value="5583955" table:style-name="ce31">
            <text:p>5.583.955</text:p>
          </table:table-cell>
          <table:table-cell office:value-type="float" office:value="4712191" table:style-name="ce31">
            <text:p>4.712.191</text:p>
          </table:table-cell>
          <table:table-cell office:value-type="percentage" office:value="0.84388054703162907" table:style-name="ce32">
            <text:p>84,4%</text:p>
          </table:table-cell>
          <table:table-cell office:value-type="float" office:value="1383488" table:style-name="ce31">
            <text:p>1.383.488</text:p>
          </table:table-cell>
          <table:table-cell table:style-name="ce31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3">
            <text:p>Denominador Poblacional CCAA</text:p>
          </table:table-cell>
          <table:table-cell office:value-type="string" table:style-name="ce3">
            <text:p>Persona institucionalizada con al menos 1 dosis (2)</text:p>
          </table:table-cell>
          <table:table-cell office:value-type="string" table:style-name="ce3">
            <text:p>Persona institucionalizada  Pauta Completa (2)<text:s/></text:p>
          </table:table-cell>
          <table:table-cell office:value-type="string" table:style-name="ce3">
            <text:p>% Con Al menos 1 dosis sobre Denominador Poblacional CCAA</text:p>
          </table:table-cell>
          <table:table-cell office:value-type="string" table:style-name="ce3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35450" table:style-name="ce7">
            <text:p>35.450</text:p>
          </table:table-cell>
          <table:table-cell office:value-type="float" office:value="33285" table:style-name="ce7">
            <text:p>33.285</text:p>
          </table:table-cell>
          <table:table-cell office:value-type="percentage" office:value="0.85112002112794416" table:style-name="ce8">
            <text:p>85,1%</text:p>
          </table:table-cell>
          <table:table-cell office:value-type="percentage" office:value="0.79914047681928402" table:style-name="ce8">
            <text:p>79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7826" table:style-name="ce9">
            <text:p>17.826</text:p>
          </table:table-cell>
          <table:table-cell office:value-type="float" office:value="17516" table:style-name="ce10">
            <text:p>17.516</text:p>
          </table:table-cell>
          <table:table-cell office:value-type="float" office:value="16352" table:style-name="ce10">
            <text:p>16.352</text:p>
          </table:table-cell>
          <table:table-cell office:value-type="percentage" office:value="0.98260967126668908" table:style-name="ce11">
            <text:p>98,3%</text:p>
          </table:table-cell>
          <table:table-cell office:value-type="percentage" office:value="0.9173117917648379" table:style-name="ce11">
            <text:p>91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9">
            <text:p>11.948</text:p>
          </table:table-cell>
          <table:table-cell office:value-type="float" office:value="11378" table:style-name="ce10">
            <text:p>11.378</text:p>
          </table:table-cell>
          <table:table-cell office:value-type="float" office:value="10659" table:style-name="ce10">
            <text:p>10.659</text:p>
          </table:table-cell>
          <table:table-cell office:value-type="percentage" office:value="0.95229327084030801" table:style-name="ce11">
            <text:p>95,2%</text:p>
          </table:table-cell>
          <table:table-cell office:value-type="percentage" office:value="0.89211583528624039" table:style-name="ce11">
            <text:p>89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9">
            <text:p>5.496</text:p>
          </table:table-cell>
          <table:table-cell office:value-type="float" office:value="4976" table:style-name="ce10">
            <text:p>4.976</text:p>
          </table:table-cell>
          <table:table-cell office:value-type="float" office:value="4256" table:style-name="ce10">
            <text:p>4.256</text:p>
          </table:table-cell>
          <table:table-cell office:value-type="percentage" office:value="0.90538573508005826" table:style-name="ce11">
            <text:p>90,5%</text:p>
          </table:table-cell>
          <table:table-cell office:value-type="percentage" office:value="0.77438136826783111" table:style-name="ce11">
            <text:p>77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047" table:style-name="ce9">
            <text:p>10.047</text:p>
          </table:table-cell>
          <table:table-cell office:value-type="float" office:value="10047" table:style-name="ce10">
            <text:p>10.047</text:p>
          </table:table-cell>
          <table:table-cell office:value-type="float" office:value="8460" table:style-name="ce10">
            <text:p>8.460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84204240071663183" table:style-name="ce11">
            <text:p>84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6573" table:style-name="ce9">
            <text:p>6.573</text:p>
          </table:table-cell>
          <table:table-cell office:value-type="float" office:value="6571" table:style-name="ce10">
            <text:p>6.571</text:p>
          </table:table-cell>
          <table:table-cell office:value-type="float" office:value="5868" table:style-name="ce10">
            <text:p>5.868</text:p>
          </table:table-cell>
          <table:table-cell office:value-type="percentage" office:value="0.99969572493534153" table:style-name="ce11">
            <text:p>100,0%</text:p>
          </table:table-cell>
          <table:table-cell office:value-type="percentage" office:value="0.89274303970789592" table:style-name="ce11">
            <text:p>89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8145" table:style-name="ce9">
            <text:p>48.145</text:p>
          </table:table-cell>
          <table:table-cell office:value-type="float" office:value="44709" table:style-name="ce10">
            <text:p>44.709</text:p>
          </table:table-cell>
          <table:table-cell office:value-type="float" office:value="41420" table:style-name="ce10">
            <text:p>41.420</text:p>
          </table:table-cell>
          <table:table-cell office:value-type="percentage" office:value="0.92863225672447813" table:style-name="ce11">
            <text:p>92,9%</text:p>
          </table:table-cell>
          <table:table-cell office:value-type="percentage" office:value="0.86031779000934672" table:style-name="ce11">
            <text:p>86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La Mancha</text:p>
          </table:table-cell>
          <table:table-cell office:value-type="float" office:value="23446" table:style-name="ce9">
            <text:p>23.446</text:p>
          </table:table-cell>
          <table:table-cell office:value-type="float" office:value="23172" table:style-name="ce10">
            <text:p>23.172</text:p>
          </table:table-cell>
          <table:table-cell office:value-type="float" office:value="20533" table:style-name="ce10">
            <text:p>20.533</text:p>
          </table:table-cell>
          <table:table-cell office:value-type="percentage" office:value="0.98831357161136224" table:style-name="ce11">
            <text:p>98,8%</text:p>
          </table:table-cell>
          <table:table-cell office:value-type="percentage" office:value="0.87575705877335153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67237" table:style-name="ce9">
            <text:p>67.237</text:p>
          </table:table-cell>
          <table:table-cell office:value-type="float" office:value="67056" table:style-name="ce10">
            <text:p>67.056</text:p>
          </table:table-cell>
          <table:table-cell office:value-type="float" office:value="55307" table:style-name="ce10">
            <text:p>55.307</text:p>
          </table:table-cell>
          <table:table-cell office:value-type="percentage" office:value="0.99730802980501809" table:style-name="ce11">
            <text:p>99,7%</text:p>
          </table:table-cell>
          <table:table-cell office:value-type="percentage" office:value="0.82256793134732364" table:style-name="ce11">
            <text:p>82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8600" table:style-name="ce9">
            <text:p>28.600</text:p>
          </table:table-cell>
          <table:table-cell office:value-type="float" office:value="28165" table:style-name="ce10">
            <text:p>28.165</text:p>
          </table:table-cell>
          <table:table-cell office:value-type="float" office:value="21717" table:style-name="ce10">
            <text:p>21.717</text:p>
          </table:table-cell>
          <table:table-cell office:value-type="percentage" office:value="0.98479020979020981" table:style-name="ce11">
            <text:p>98,5%</text:p>
          </table:table-cell>
          <table:table-cell office:value-type="percentage" office:value="0.75933566433566435" table:style-name="ce11">
            <text:p>75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26" table:style-name="ce9">
            <text:p>15.226</text:p>
          </table:table-cell>
          <table:table-cell office:value-type="float" office:value="14235" table:style-name="ce10">
            <text:p>14.235</text:p>
          </table:table-cell>
          <table:table-cell office:value-type="float" office:value="12846" table:style-name="ce10">
            <text:p>12.846</text:p>
          </table:table-cell>
          <table:table-cell office:value-type="percentage" office:value="0.93491396295809803" table:style-name="ce11">
            <text:p>93,5%</text:p>
          </table:table-cell>
          <table:table-cell office:value-type="percentage" office:value="0.84368842768947849" table:style-name="ce11">
            <text:p>84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2035" table:style-name="ce9">
            <text:p>22.035</text:p>
          </table:table-cell>
          <table:table-cell office:value-type="float" office:value="21835" table:style-name="ce10">
            <text:p>21.835</text:p>
          </table:table-cell>
          <table:table-cell office:value-type="float" office:value="20297" table:style-name="ce10">
            <text:p>20.297</text:p>
          </table:table-cell>
          <table:table-cell office:value-type="percentage" office:value="0.9909235307465396" table:style-name="ce11">
            <text:p>99,1%</text:p>
          </table:table-cell>
          <table:table-cell office:value-type="percentage" office:value="0.92112548218742907" table:style-name="ce11">
            <text:p>92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287" table:style-name="ce9">
            <text:p>3.287</text:p>
          </table:table-cell>
          <table:table-cell office:value-type="float" office:value="3265" table:style-name="ce10">
            <text:p>3.265</text:p>
          </table:table-cell>
          <table:table-cell office:value-type="float" office:value="2803" table:style-name="ce10">
            <text:p>2.803</text:p>
          </table:table-cell>
          <table:table-cell office:value-type="percentage" office:value="0.99330696683906294" table:style-name="ce11">
            <text:p>99,3%</text:p>
          </table:table-cell>
          <table:table-cell office:value-type="percentage" office:value="0.85275327045938543" table:style-name="ce11">
            <text:p>85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45666" table:style-name="ce9">
            <text:p>45.666</text:p>
          </table:table-cell>
          <table:table-cell office:value-type="float" office:value="45041" table:style-name="ce10">
            <text:p>45.041</text:p>
          </table:table-cell>
          <table:table-cell office:value-type="float" office:value="40338" table:style-name="ce10">
            <text:p>40.338</text:p>
          </table:table-cell>
          <table:table-cell office:value-type="percentage" office:value="0.98631366881268334" table:style-name="ce11">
            <text:p>98,6%</text:p>
          </table:table-cell>
          <table:table-cell office:value-type="percentage" office:value="0.88332676389436338" table:style-name="ce11">
            <text:p>88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9">
            <text:p>11.885</text:p>
          </table:table-cell>
          <table:table-cell office:value-type="float" office:value="10958" table:style-name="ce10">
            <text:p>10.958</text:p>
          </table:table-cell>
          <table:table-cell office:value-type="float" office:value="9773" table:style-name="ce10">
            <text:p>9.773</text:p>
          </table:table-cell>
          <table:table-cell office:value-type="percentage" office:value="0.9220025241901556" table:style-name="ce11">
            <text:p>92,2%</text:p>
          </table:table-cell>
          <table:table-cell office:value-type="percentage" office:value="0.82229701304164915" table:style-name="ce11">
            <text:p>82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9">
            <text:p>8.343</text:p>
          </table:table-cell>
          <table:table-cell office:value-type="float" office:value="7991" table:style-name="ce10">
            <text:p>7.991</text:p>
          </table:table-cell>
          <table:table-cell office:value-type="float" office:value="7581" table:style-name="ce10">
            <text:p>7.581</text:p>
          </table:table-cell>
          <table:table-cell office:value-type="percentage" office:value="0.95780894162771191" table:style-name="ce11">
            <text:p>95,8%</text:p>
          </table:table-cell>
          <table:table-cell office:value-type="percentage" office:value="0.90866594750089891" table:style-name="ce11">
            <text:p>90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0513" table:style-name="ce9">
            <text:p>20.513</text:p>
          </table:table-cell>
          <table:table-cell office:value-type="float" office:value="20492" table:style-name="ce10">
            <text:p>20.492</text:p>
          </table:table-cell>
          <table:table-cell office:value-type="float" office:value="18580" table:style-name="ce10">
            <text:p>18.580</text:p>
          </table:table-cell>
          <table:table-cell office:value-type="percentage" office:value="0.99897625895773412" table:style-name="ce11">
            <text:p>99,9%</text:p>
          </table:table-cell>
          <table:table-cell office:value-type="percentage" office:value="0.90576707453809779" table:style-name="ce11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10" table:style-name="ce9">
            <text:p>210</text:p>
          </table:table-cell>
          <table:table-cell office:value-type="float" office:value="189" table:style-name="ce10">
            <text:p>189</text:p>
          </table:table-cell>
          <table:table-cell office:value-type="float" office:value="183" table:style-name="ce10">
            <text:p>183</text:p>
          </table:table-cell>
          <table:table-cell office:value-type="percentage" office:value="0.9" table:style-name="ce11">
            <text:p>90,0%</text:p>
          </table:table-cell>
          <table:table-cell office:value-type="percentage" office:value="0.87142857142857144" table:style-name="ce11">
            <text:p>87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298" table:style-name="ce9">
            <text:p>298</text:p>
          </table:table-cell>
          <table:table-cell office:value-type="float" office:value="290" table:style-name="ce10">
            <text:p>290</text:p>
          </table:table-cell>
          <table:table-cell office:value-type="float" office:value="203" table:style-name="ce10">
            <text:p>203</text:p>
          </table:table-cell>
          <table:table-cell office:value-type="percentage" office:value="0.97315436241610742" table:style-name="ce11">
            <text:p>97,3%</text:p>
          </table:table-cell>
          <table:table-cell office:value-type="percentage" office:value="0.68120805369127513" table:style-name="ce11">
            <text:p>68,1%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388432" table:style-name="ce12">
            <text:p>388.432</text:p>
          </table:table-cell>
          <table:table-cell office:value-type="float" office:value="373336" table:style-name="ce12">
            <text:p>373.336</text:p>
          </table:table-cell>
          <table:table-cell office:value-type="float" office:value="330461" table:style-name="ce12">
            <text:p>330.461</text:p>
          </table:table-cell>
          <table:table-cell office:value-type="percentage" office:value="0.96113605470198127" table:style-name="ce13">
            <text:p>96,1%</text:p>
          </table:table-cell>
          <table:table-cell office:value-type="percentage" office:value="0.85075637434608886" table:style-name="ce13">
            <text:p>85,1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3-08T17:28:14Z</dc:date>
  </office:meta>
</office:document-meta>
</file>